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GRUPO VICTORINO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0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2060268516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99424412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AHUANARI TEJADA, VICTOR AUGUST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8065573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037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646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2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7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873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08/2021</text:p>
          </table:table-cell>
          <table:table-cell table:style-name="Tabla2.A3" office:value-type="string">
            <text:p text:style-name="P22">56194513</text:p>
          </table:table-cell>
          <table:table-cell table:style-name="Tabla2.D3" office:value-type="string">
            <text:p text:style-name="P23">873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8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23:29:43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